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764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3.3736in"/>
    </style:style>
    <style:style style:name="co8" style:family="table-column">
      <style:table-column-properties fo:break-before="auto" style:column-width="3.0654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66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ffffcc"/>
      <style:text-properties fo:color="#000000"/>
    </style:style>
    <style:style style:name="ce5" style:family="table-cell" style:parent-style-name="Default">
      <style:table-cell-properties fo:background-color="#e6e6ff"/>
      <style:text-properties fo:color="#000000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1018" table:default-cell-style-name="ce4"/>
        <table:table-row table:style-name="ro2">
          <table:table-cell table:style-name="ce1" office:value-type="string">
            <text:p>Starting Address</text:p>
          </table:table-cell>
          <table:table-cell table:style-name="ce1" office:value-type="string">
            <text:p>Ending Address</text:p>
          </table:table-cell>
          <table:table-cell table:style-name="ce1" office:value-type="string">
            <text:p>Read Programs</text:p>
          </table:table-cell>
          <table:table-cell table:style-name="ce1" office:value-type="string">
            <text:p>Write Programs</text:p>
          </table:table-cell>
          <table:table-cell table:style-name="ce1" office:value-type="string">
            <text:p>User_conn</text:p>
          </table:table-cell>
          <table:table-cell table:style-name="ce1" office:value-type="string">
            <text:p>Description</text:p>
          </table:table-cell>
          <table:table-cell table:style-name="ce1" table:number-columns-repeated="1018"/>
        </table:table-row>
        <table:table-row table:style-name="ro4">
          <table:table-cell table:style-name="ce2" office:value-type="string">
            <text:p>0x00</text:p>
          </table:table-cell>
          <table:table-cell table:style-name="ce2" office:value-type="string">
            <text:p>0x40</text:p>
          </table:table-cell>
          <table:table-cell table:style-name="ce2" office:value-type="string">
            <text:p>is_board</text:p>
          </table:table-cell>
          <table:table-cell table:style-name="ce2" office:value-type="string">
            <text:p>be_MAT</text:p>
          </table:table-cell>
          <table:table-cell table:style-name="ce2" office:value-type="string">
            <text:p>I B &lt;target type&gt;</text:p>
          </table:table-cell>
          <table:table-cell table:style-name="ce2" office:value-type="string">
            <text:p>Target or Device Type</text:p>
          </table:table-cell>
          <table:table-cell table:style-name="ce2" table:number-columns-repeated="1018"/>
        </table:table-row>
        <table:table-row table:style-name="ro4">
          <table:table-cell table:style-name="ce2" table:number-columns-repeated="3"/>
          <table:table-cell table:style-name="ce2" office:value-type="string">
            <text:p>be_MIT</text:p>
          </table:table-cell>
          <table:table-cell table:style-name="ce2" office:value-type="string">
            <text:p>ex. I B SIT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3"/>
          <table:table-cell table:style-name="ce2" office:value-type="string">
            <text:p>be_SAT</text:p>
          </table:table-cell>
          <table:table-cell table:style-name="ce2" table:number-columns-repeated="1020"/>
        </table:table-row>
        <table:table-row table:style-name="ro4">
          <table:table-cell table:style-name="ce2" table:number-columns-repeated="3"/>
          <table:table-cell table:style-name="ce2" office:value-type="string">
            <text:p>be_SIT</text:p>
          </table:table-cell>
          <table:table-cell table:style-name="ce2" table:number-columns-repeated="1020"/>
        </table:table-row>
        <table:table-row table:style-name="ro4">
          <table:table-cell table:style-name="ce2" table:number-columns-repeated="3"/>
          <table:table-cell table:style-name="ce2" office:value-type="string">
            <text:p>be_SES</text:p>
          </table:table-cell>
          <table:table-cell table:style-name="ce2" table:number-columns-repeated="1020"/>
        </table:table-row>
        <table:table-row table:style-name="ro4">
          <table:table-cell table:style-name="ce3" office:value-type="string">
            <text:p>0x40</text:p>
          </table:table-cell>
          <table:table-cell table:style-name="ce3" office:value-type="string">
            <text:p>0x80</text:p>
          </table:table-cell>
          <table:table-cell table:style-name="ce3" office:value-type="string">
            <text:p>is_mac</text:p>
          </table:table-cell>
          <table:table-cell table:style-name="ce3" office:value-type="string">
            <text:p>be_mac</text:p>
          </table:table-cell>
          <table:table-cell table:style-name="ce3" office:value-type="string">
            <text:p>I M &lt;MAC address&gt;</text:p>
          </table:table-cell>
          <table:table-cell table:style-name="ce3" office:value-type="string">
            <text:p>MAC Address</text:p>
          </table:table-cell>
          <table:table-cell table:style-name="ce3" table:number-columns-repeated="1018"/>
        </table:table-row>
        <table:table-row table:style-name="ro4">
          <table:table-cell office:value-type="string">
            <text:p>0x80</text:p>
          </table:table-cell>
          <table:table-cell office:value-type="string">
            <text:p>0xC0</text:p>
          </table:table-cell>
          <table:table-cell office:value-type="string">
            <text:p>is_comm</text:p>
          </table:table-cell>
          <table:table-cell office:value-type="string">
            <text:p>be_local</text:p>
          </table:table-cell>
          <table:table-cell office:value-type="string">
            <text:p>I D &lt;comm type&gt;</text:p>
          </table:table-cell>
          <table:table-cell office:value-type="string">
            <text:p>Communication Type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be_network</text:p>
          </table:table-cell>
          <table:table-cell office:value-type="string">
            <text:p>ex. I D network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be_radio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be_wifi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be_wimax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0xC0</text:p>
          </table:table-cell>
          <table:table-cell table:style-name="ce5" office:value-type="string">
            <text:p>0x100</text:p>
          </table:table-cell>
          <table:table-cell table:style-name="ce5" office:value-type="string">
            <text:p>is_ip</text:p>
          </table:table-cell>
          <table:table-cell table:style-name="ce5" office:value-type="string">
            <text:p>be_ip</text:p>
          </table:table-cell>
          <table:table-cell table:style-name="ce5" office:value-type="string">
            <text:p>I I &lt;ip address&gt;</text:p>
          </table:table-cell>
          <table:table-cell table:style-name="ce5" office:value-type="string">
            <text:p>Server's IP Address</text:p>
          </table:table-cell>
          <table:table-cell table:style-name="ce5" table:number-columns-repeated="1018"/>
        </table:table-row>
        <table:table-row table:style-name="ro4">
          <table:table-cell table:number-columns-repeated="5"/>
          <table:table-cell office:value-type="string">
            <text:p>Mechanical Hit Sensor parameters</text:p>
          </table:table-cell>
          <table:table-cell table:number-columns-repeated="1018"/>
        </table:table-row>
        <table:table-row table:style-name="ro4">
          <table:table-cell office:value-type="string">
            <text:p>0x100</text:p>
          </table:table-cell>
          <table:table-cell office:value-type="string">
            <text:p>0x108</text:p>
          </table:table-cell>
          <table:table-cell table:number-columns-repeated="2"/>
          <table:table-cell office:value-type="string">
            <text:p>I H &lt;Miliseconds between&gt;&lt;desensitivity&gt;&lt;start blanking&gt;&lt;enable on&gt;</text:p>
          </table:table-cell>
          <table:table-cell office:value-type="string">
            <text:p>Milliseconds between</text:p>
          </table:table-cell>
          <table:table-cell table:number-columns-repeated="1018"/>
        </table:table-row>
        <table:table-row table:style-name="ro4">
          <table:table-cell office:value-type="string">
            <text:p>0x108</text:p>
          </table:table-cell>
          <table:table-cell office:value-type="string">
            <text:p>0x110</text:p>
          </table:table-cell>
          <table:table-cell table:number-columns-repeated="2"/>
          <table:table-cell table:style-name="ce2"/>
          <table:table-cell office:value-type="string">
            <text:p>desensitivity</text:p>
          </table:table-cell>
          <table:table-cell table:number-columns-repeated="1018"/>
        </table:table-row>
        <table:table-row table:style-name="ro4">
          <table:table-cell office:value-type="string">
            <text:p>0x110</text:p>
          </table:table-cell>
          <table:table-cell office:value-type="string">
            <text:p>0x118</text:p>
          </table:table-cell>
          <table:table-cell/>
          <table:table-cell table:style-name="ce2"/>
          <table:table-cell/>
          <table:table-cell office:value-type="string">
            <text:p>start blanking</text:p>
          </table:table-cell>
          <table:table-cell table:number-columns-repeated="1018"/>
        </table:table-row>
        <table:table-row table:style-name="ro4">
          <table:table-cell office:value-type="string">
            <text:p>0x118</text:p>
          </table:table-cell>
          <table:table-cell office:value-type="string">
            <text:p>0x120</text:p>
          </table:table-cell>
          <table:table-cell/>
          <table:table-cell table:style-name="ce2"/>
          <table:table-cell/>
          <table:table-cell office:value-type="string">
            <text:p>enable on value</text:p>
          </table:table-cell>
          <table:table-cell table:number-columns-repeated="1018"/>
        </table:table-row>
        <table:table-row table:style-name="ro4">
          <table:table-cell office:value-type="string">
            <text:p>0x120</text:p>
          </table:table-cell>
          <table:table-cell office:value-type="string">
            <text:p>0x128</text:p>
          </table:table-cell>
          <table:table-cell table:number-columns-repeated="3"/>
          <table:table-cell office:value-type="string">
            <text:p>Hit sensor type</text:p>
          </table:table-cell>
          <table:table-cell table:number-columns-repeated="1018"/>
        </table:table-row>
        <table:table-row table:style-name="ro4">
          <table:table-cell office:value-type="string">
            <text:p>0x128</text:p>
          </table:table-cell>
          <table:table-cell office:value-type="string">
            <text:p>0x130</text:p>
          </table:table-cell>
          <table:table-cell table:number-columns-repeated="2"/>
          <table:table-cell office:value-type="string">
            <text:p>I S &lt;type&gt;&lt;invert&gt;</text:p>
          </table:table-cell>
          <table:table-cell office:value-type="string">
            <text:p>Invert sensor input line</text:p>
          </table:table-cell>
          <table:table-cell table:number-columns-repeated="1018"/>
        </table:table-row>
        <table:table-row table:style-name="ro4">
          <table:table-cell office:value-type="string">
            <text:p>0x130</text:p>
          </table:table-cell>
          <table:table-cell office:value-type="string">
            <text:p>0x13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38</text:p>
          </table:table-cell>
          <table:table-cell office:value-type="string">
            <text:p>0x14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140</text:p>
          </table:table-cell>
          <table:table-cell table:style-name="ce5" office:value-type="string">
            <text:p>0x180</text:p>
          </table:table-cell>
          <table:table-cell table:style-name="ce5" table:number-columns-repeated="3"/>
          <table:table-cell table:style-name="ce5" office:value-type="string">
            <text:p>Reserved for MILES</text:p>
          </table:table-cell>
          <table:table-cell table:style-name="ce5" table:number-columns-repeated="1018"/>
        </table:table-row>
        <table:table-row table:style-name="ro4">
          <table:table-cell table:number-columns-repeated="5"/>
          <table:table-cell office:value-type="string">
            <text:p>Accessory MFS parameters</text:p>
          </table:table-cell>
          <table:table-cell table:number-columns-repeated="1018"/>
        </table:table-row>
        <table:table-row table:style-name="ro4">
          <table:table-cell office:value-type="string">
            <text:p>0x180</text:p>
          </table:table-cell>
          <table:table-cell office:value-type="string">
            <text:p>0x184</text:p>
          </table:table-cell>
          <table:table-cell table:number-columns-repeated="3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184</text:p>
          </table:table-cell>
          <table:table-cell office:value-type="string">
            <text:p>0x188</text:p>
          </table:table-cell>
          <table:table-cell table:number-columns-repeated="3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188</text:p>
          </table:table-cell>
          <table:table-cell office:value-type="string">
            <text:p>0x18C</text:p>
          </table:table-cell>
          <table:table-cell table:number-columns-repeated="3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18C</text:p>
          </table:table-cell>
          <table:table-cell office:value-type="string">
            <text:p>0x190</text:p>
          </table:table-cell>
          <table:table-cell table:number-columns-repeated="3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190</text:p>
          </table:table-cell>
          <table:table-cell office:value-type="string">
            <text:p>0x194</text:p>
          </table:table-cell>
          <table:table-cell table:number-columns-repeated="3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194</text:p>
          </table:table-cell>
          <table:table-cell office:value-type="string">
            <text:p>0x198</text:p>
          </table:table-cell>
          <table:table-cell table:number-columns-repeated="3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198</text:p>
          </table:table-cell>
          <table:table-cell office:value-type="string">
            <text:p>0x19C</text:p>
          </table:table-cell>
          <table:table-cell table:number-columns-repeated="3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19C</text:p>
          </table:table-cell>
          <table:table-cell office:value-type="string">
            <text:p>0x1A0</text:p>
          </table:table-cell>
          <table:table-cell table:number-columns-repeated="3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1A0</text:p>
          </table:table-cell>
          <table:table-cell office:value-type="string">
            <text:p>0x1A4</text:p>
          </table:table-cell>
          <table:table-cell table:number-columns-repeated="3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1A4</text:p>
          </table:table-cell>
          <table:table-cell office:value-type="string">
            <text:p>0x1A8</text:p>
          </table:table-cell>
          <table:table-cell table:number-columns-repeated="3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1A8</text:p>
          </table:table-cell>
          <table:table-cell office:value-type="string">
            <text:p>0x1AC</text:p>
          </table:table-cell>
          <table:table-cell table:number-columns-repeated="3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1AC</text:p>
          </table:table-cell>
          <table:table-cell office:value-type="string">
            <text:p>0x1B0</text:p>
          </table:table-cell>
          <table:table-cell table:number-columns-repeated="3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1B0</text:p>
          </table:table-cell>
          <table:table-cell office:value-type="string">
            <text:p>0x1B4</text:p>
          </table:table-cell>
          <table:table-cell table:number-columns-repeated="3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1B4</text:p>
          </table:table-cell>
          <table:table-cell office:value-type="string">
            <text:p>0x1B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B8</text:p>
          </table:table-cell>
          <table:table-cell office:value-type="string">
            <text:p>0x1BC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BC</text:p>
          </table:table-cell>
          <table:table-cell office:value-type="string">
            <text:p>0x1C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1C0</text:p>
          </table:table-cell>
          <table:table-cell table:style-name="ce5" office:value-type="string">
            <text:p>0x200</text:p>
          </table:table-cell>
          <table:table-cell table:style-name="ce5" table:number-columns-repeated="3"/>
          <table:table-cell table:style-name="ce5" office:value-type="string">
            <text:p>Reserved for LOMAH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00</text:p>
          </table:table-cell>
          <table:table-cell office:value-type="string">
            <text:p>0x240</text:p>
          </table:table-cell>
          <table:table-cell office:value-type="string">
            <text:p>is_lport</text:p>
          </table:table-cell>
          <table:table-cell office:value-type="string">
            <text:p>be_lport</text:p>
          </table:table-cell>
          <table:table-cell office:value-type="string">
            <text:p>I L &lt;lport&gt;</text:p>
          </table:table-cell>
          <table:table-cell office:value-type="string">
            <text:p>fasit_conn listen port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240</text:p>
          </table:table-cell>
          <table:table-cell table:style-name="ce5" office:value-type="string">
            <text:p>0x280</text:p>
          </table:table-cell>
          <table:table-cell table:style-name="ce5" office:value-type="string">
            <text:p>is_cport</text:p>
          </table:table-cell>
          <table:table-cell table:style-name="ce5" office:value-type="string">
            <text:p>be_cport</text:p>
          </table:table-cell>
          <table:table-cell table:style-name="ce5" office:value-type="string">
            <text:p>I C &lt;cport&gt;</text:p>
          </table:table-cell>
          <table:table-cell table:style-name="ce5" office:value-type="string">
            <text:p>Server's Port Number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80</text:p>
          </table:table-cell>
          <table:table-cell office:value-type="string">
            <text:p>0x2C0</text:p>
          </table:table-cell>
          <table:table-cell table:number-columns-repeated="3"/>
          <table:table-cell office:value-type="string">
            <text:p>Serial Number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2C0</text:p>
          </table:table-cell>
          <table:table-cell table:style-name="ce5" office:value-type="string">
            <text:p>0x2E0</text:p>
          </table:table-cell>
          <table:table-cell table:style-name="ce5" table:number-columns-repeated="2"/>
          <table:table-cell table:style-name="ce5" office:value-type="string">
            <text:p>I F &lt;kill at x hits&gt;&lt;at kill do what?&gt;</text:p>
          </table:table-cell>
          <table:table-cell table:style-name="ce5" office:value-type="string">
            <text:p>Fall Reaction – Hits to Kil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2E0</text:p>
          </table:table-cell>
          <table:table-cell table:style-name="ce5" office:value-type="string">
            <text:p>0x300</text:p>
          </table:table-cell>
          <table:table-cell table:style-name="ce5" table:number-columns-repeated="3"/>
          <table:table-cell table:style-name="ce5" office:value-type="string">
            <text:p>At Kill do what?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300</text:p>
          </table:table-cell>
          <table:table-cell table:number-columns-repeated="4"/>
          <table:table-cell office:value-type="string">
            <text:p>Accessory MGL parameters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0x340</text:p>
          </table:table-cell>
          <table:table-cell office:value-type="string">
            <text:p>0x344</text:p>
          </table:table-cell>
          <table:table-cell table:number-columns-repeated="2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0x344</text:p>
          </table:table-cell>
          <table:table-cell office:value-type="string">
            <text:p>0x348</text:p>
          </table:table-cell>
          <table:table-cell table:number-columns-repeated="2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0x348</text:p>
          </table:table-cell>
          <table:table-cell office:value-type="string">
            <text:p>0x34C</text:p>
          </table:table-cell>
          <table:table-cell table:number-columns-repeated="2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0x34C</text:p>
          </table:table-cell>
          <table:table-cell office:value-type="string">
            <text:p>0x350</text:p>
          </table:table-cell>
          <table:table-cell table:number-columns-repeated="2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0x350</text:p>
          </table:table-cell>
          <table:table-cell office:value-type="string">
            <text:p>0x354</text:p>
          </table:table-cell>
          <table:table-cell table:number-columns-repeated="2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0x354</text:p>
          </table:table-cell>
          <table:table-cell office:value-type="string">
            <text:p>0x358</text:p>
          </table:table-cell>
          <table:table-cell table:number-columns-repeated="2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0x358</text:p>
          </table:table-cell>
          <table:table-cell office:value-type="string">
            <text:p>0x35C</text:p>
          </table:table-cell>
          <table:table-cell table:number-columns-repeated="2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0x35C</text:p>
          </table:table-cell>
          <table:table-cell office:value-type="string">
            <text:p>0x360</text:p>
          </table:table-cell>
          <table:table-cell table:number-columns-repeated="2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0x360</text:p>
          </table:table-cell>
          <table:table-cell office:value-type="string">
            <text:p>0x364</text:p>
          </table:table-cell>
          <table:table-cell table:number-columns-repeated="2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0x364</text:p>
          </table:table-cell>
          <table:table-cell office:value-type="string">
            <text:p>0x368</text:p>
          </table:table-cell>
          <table:table-cell table:number-columns-repeated="2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0x368</text:p>
          </table:table-cell>
          <table:table-cell office:value-type="string">
            <text:p>0x36C</text:p>
          </table:table-cell>
          <table:table-cell table:number-columns-repeated="2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0x36C</text:p>
          </table:table-cell>
          <table:table-cell office:value-type="string">
            <text:p>0x370</text:p>
          </table:table-cell>
          <table:table-cell table:number-columns-repeated="2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0x370</text:p>
          </table:table-cell>
          <table:table-cell office:value-type="string">
            <text:p>0x374</text:p>
          </table:table-cell>
          <table:table-cell table:number-columns-repeated="2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0x374</text:p>
          </table:table-cell>
          <table:table-cell office:value-type="string">
            <text:p>0x378</text:p>
          </table:table-cell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0x378</text:p>
          </table:table-cell>
          <table:table-cell office:value-type="string">
            <text:p>0x37C</text:p>
          </table:table-cell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/>
          <table:table-cell office:value-type="string">
            <text:p>0x37C</text:p>
          </table:table-cell>
          <table:table-cell office:value-type="string">
            <text:p>0x380</text:p>
          </table:table-cell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340</text:p>
          </table:table-cell>
          <table:table-cell table:style-name="ce5" table:number-columns-repeated="4"/>
          <table:table-cell table:style-name="ce5" office:value-type="string">
            <text:p>Accessory PHI paramaters</text:p>
          </table:table-cell>
          <table:table-cell table:style-name="ce5" table:number-columns-repeated="1018"/>
        </table:table-row>
        <table:table-row table:style-name="ro4">
          <table:table-cell table:style-name="ce5"/>
          <table:table-cell table:style-name="ce5" office:value-type="string">
            <text:p>0x380</text:p>
          </table:table-cell>
          <table:table-cell table:style-name="ce5" office:value-type="string">
            <text:p>0x384</text:p>
          </table:table-cell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4">
          <table:table-cell table:style-name="ce5"/>
          <table:table-cell table:style-name="ce5" office:value-type="string">
            <text:p>0x384</text:p>
          </table:table-cell>
          <table:table-cell table:style-name="ce5" office:value-type="string">
            <text:p>0x388</text:p>
          </table:table-cell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4">
          <table:table-cell table:style-name="ce5"/>
          <table:table-cell table:style-name="ce5" office:value-type="string">
            <text:p>0x388</text:p>
          </table:table-cell>
          <table:table-cell table:style-name="ce5" office:value-type="string">
            <text:p>0x38C</text:p>
          </table:table-cell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4">
          <table:table-cell table:style-name="ce5"/>
          <table:table-cell table:style-name="ce5" office:value-type="string">
            <text:p>0x38C</text:p>
          </table:table-cell>
          <table:table-cell table:style-name="ce5" office:value-type="string">
            <text:p>0x390</text:p>
          </table:table-cell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4">
          <table:table-cell table:style-name="ce5"/>
          <table:table-cell table:style-name="ce5" office:value-type="string">
            <text:p>0x390</text:p>
          </table:table-cell>
          <table:table-cell table:style-name="ce5" office:value-type="string">
            <text:p>0x394</text:p>
          </table:table-cell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4">
          <table:table-cell table:style-name="ce5"/>
          <table:table-cell table:style-name="ce5" office:value-type="string">
            <text:p>0x394</text:p>
          </table:table-cell>
          <table:table-cell table:style-name="ce5" office:value-type="string">
            <text:p>0x398</text:p>
          </table:table-cell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4">
          <table:table-cell table:style-name="ce5"/>
          <table:table-cell table:style-name="ce5" office:value-type="string">
            <text:p>0x398</text:p>
          </table:table-cell>
          <table:table-cell table:style-name="ce5" office:value-type="string">
            <text:p>0x39C</text:p>
          </table:table-cell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4">
          <table:table-cell table:style-name="ce5"/>
          <table:table-cell table:style-name="ce5" office:value-type="string">
            <text:p>0x39C</text:p>
          </table:table-cell>
          <table:table-cell table:style-name="ce5" office:value-type="string">
            <text:p>0x3A0</text:p>
          </table:table-cell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4">
          <table:table-cell table:style-name="ce5"/>
          <table:table-cell table:style-name="ce5" office:value-type="string">
            <text:p>0x3A0</text:p>
          </table:table-cell>
          <table:table-cell table:style-name="ce5" office:value-type="string">
            <text:p>0x3A4</text:p>
          </table:table-cell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4">
          <table:table-cell table:style-name="ce5"/>
          <table:table-cell table:style-name="ce5" office:value-type="string">
            <text:p>0x3A4</text:p>
          </table:table-cell>
          <table:table-cell table:style-name="ce5" office:value-type="string">
            <text:p>0x3A8</text:p>
          </table:table-cell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4">
          <table:table-cell table:style-name="ce5"/>
          <table:table-cell table:style-name="ce5" office:value-type="string">
            <text:p>0x3A8</text:p>
          </table:table-cell>
          <table:table-cell table:style-name="ce5" office:value-type="string">
            <text:p>0x3AC</text:p>
          </table:table-cell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4">
          <table:table-cell table:style-name="ce5"/>
          <table:table-cell table:style-name="ce5" office:value-type="string">
            <text:p>0x3AC</text:p>
          </table:table-cell>
          <table:table-cell table:style-name="ce5" office:value-type="string">
            <text:p>0x3B0</text:p>
          </table:table-cell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4">
          <table:table-cell table:style-name="ce5"/>
          <table:table-cell table:style-name="ce5" office:value-type="string">
            <text:p>0x3B0</text:p>
          </table:table-cell>
          <table:table-cell table:style-name="ce5" office:value-type="string">
            <text:p>0x3B4</text:p>
          </table:table-cell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4">
          <table:table-cell table:style-name="ce5"/>
          <table:table-cell table:style-name="ce5" office:value-type="string">
            <text:p>0x3B4</text:p>
          </table:table-cell>
          <table:table-cell table:style-name="ce5" office:value-type="string">
            <text:p>0x3B8</text:p>
          </table:table-cell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/>
          <table:table-cell table:style-name="ce5" office:value-type="string">
            <text:p>0x3B8</text:p>
          </table:table-cell>
          <table:table-cell table:style-name="ce5" office:value-type="string">
            <text:p>0x3BC</text:p>
          </table:table-cell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table:style-name="ce5"/>
          <table:table-cell table:style-name="ce5" office:value-type="string">
            <text:p>0x3BC</text:p>
          </table:table-cell>
          <table:table-cell table:style-name="ce5" office:value-type="string">
            <text:p>0x3C0</text:p>
          </table:table-cell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380</text:p>
          </table:table-cell>
          <table:table-cell office:value-type="string">
            <text:p>0x3C0</text:p>
          </table:table-cell>
          <table:table-cell table:number-columns-repeated="3"/>
          <table:table-cell office:value-type="string">
            <text:p>Accessory SMK paramaters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3C0</text:p>
          </table:table-cell>
          <table:table-cell table:style-name="ce5" office:value-type="string">
            <text:p>0x400</text:p>
          </table:table-cell>
          <table:table-cell table:style-name="ce5" table:number-columns-repeated="3"/>
          <table:table-cell table:style-name="ce5" office:value-type="string">
            <text:p>Accessory THM paramaters</text:p>
          </table:table-cell>
          <table:table-cell table:style-name="ce5" table:number-columns-repeated="1018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7">10/27/2011</text:date>, <text:time>10:5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5T08:59:44</meta:creation-date>
    <dc:date>2011-10-27T10:53:06</dc:date>
    <meta:editing-duration>PT11H53M31S</meta:editing-duration>
    <meta:editing-cycles>21</meta:editing-cycles>
    <meta:generator>LibreOffice/3.4$Linux LibreOffice_project/340m1$Build-302</meta:generator>
    <meta:document-statistic meta:table-count="3" meta:cell-count="250" meta:object-count="0"/>
  </office:meta>
</office:document-meta>
</file>